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61.000000000000000pt"/>
    </style:style>
    <style:style style:name="co2" style:family="table-column">
      <style:table-column-properties style:column-width="181.000000000000000pt"/>
    </style:style>
  </office:automatic-styles>
  <office:body>
    <office:spreadsheet>
      <table:calculation-settings/>
      <table:table table:name="Sheet1" table:style-name="ta1">
        <table:table-column table:style-name="co1"/>
        <table:table-column table:style-name="co2"/>
        <table:table-column table:number-columns-repeated="2"/>
        <table:table-row>
          <table:table-cell office:value-type="string" office:string-value="SystemUsers">
            <text:p>SystemUsers</text:p>
          </table:table-cell>
        </table:table-row>
        <table:table-row>
          <table:table-cell office:value-type="string" office:string-value=""/>
          <table:table-cell office:value-type="string" office:string-value="IDNumber">
            <text:p>IDNumber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"/>
          <table:table-cell office:value-type="string" office:string-value="UEmail">
            <text:p>UEmail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"/>
          <table:table-cell office:value-type="string" office:string-value="UPassword">
            <text:p>UPassword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"/>
          <table:table-cell office:value-type="string" office:string-value="ULocked">
            <text:p>ULocked</text:p>
          </table:table-cell>
          <table:table-cell office:value-type="string" office:string-value="integer">
            <text:p>integer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"/>
          <table:table-cell office:value-type="string" office:string-value="UType">
            <text:p>UType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"/>
          <table:table-cell office:value-type="string" office:string-value="FName">
            <text:p>FName</text:p>
          </table:table-cell>
          <table:table-cell office:value-type="string" office:string-value="varchar">
            <text:p>varchar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 office:string-value=""/>
          <table:table-cell office:value-type="string" office:string-value="LName">
            <text:p>LName</text:p>
          </table:table-cell>
          <table:table-cell office:value-type="string" office:string-value="varchar">
            <text:p>varchar</text:p>
          </table:table-cell>
          <table:table-cell office:value-type="float" office:value="25">
            <text:p>25</text:p>
          </table:table-cell>
        </table:table-row>
        <table:table-row>
          <table:table-cell office:value-type="string" office:string-value=""/>
          <table:table-cell office:value-type="string" office:string-value="PhoneNum">
            <text:p>PhoneNum</text:p>
          </table:table-cell>
          <table:table-cell office:value-type="string" office:string-value="varchar">
            <text:p>varchar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 office:string-value=""/>
          <table:table-cell office:value-type="string" office:string-value="Street">
            <text:p>Street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"/>
          <table:table-cell office:value-type="string" office:string-value="City">
            <text:p>City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"/>
          <table:table-cell office:value-type="string" office:string-value="State">
            <text:p>State</text:p>
          </table:table-cell>
          <table:table-cell office:value-type="string" office:string-value="varchar">
            <text:p>varchar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 office:string-value=""/>
          <table:table-cell office:value-type="string" office:string-value="ZipCode">
            <text:p>ZipCode</text:p>
          </table:table-cell>
          <table:table-cell office:value-type="string" office:string-value="integer">
            <text:p>integer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 office:string-value=""/>
          <table:table-cell office:value-type="string" office:string-value="Country">
            <text:p>Country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Students">
            <text:p>Students</text:p>
          </table:table-cell>
        </table:table-row>
        <table:table-row>
          <table:table-cell office:value-type="string" office:string-value=""/>
          <table:table-cell office:value-type="string" office:string-value="StudentID">
            <text:p>StudentID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StudentUndergraduate">
            <text:p>StudentUndergraduate</text:p>
          </table:table-cell>
        </table:table-row>
        <table:table-row>
          <table:table-cell office:value-type="string" office:string-value=""/>
          <table:table-cell office:value-type="string" office:string-value="StudentID">
            <text:p>StudentID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"/>
          <table:table-cell office:value-type="string" office:string-value="RequiredCredits">
            <text:p>RequiredCredits</text:p>
          </table:table-cell>
          <table:table-cell office:value-type="string" office:string-value="integer">
            <text:p>integer</text:p>
          </table:table-cell>
          <table:table-cell office:value-type="float" office:value="120">
            <text:p>120</text:p>
          </table:table-cell>
        </table:table-row>
        <table:table-row>
          <table:table-cell office:value-type="string" office:string-value=""/>
          <table:table-cell office:value-type="string" office:string-value="StudentType">
            <text:p>StudentType</text:p>
          </table:table-cell>
          <table:table-cell office:value-type="string" office:string-value="varchar">
            <text:p>varchar</text:p>
          </table:table-cell>
          <table:table-cell office:value-type="float" office:value="25">
            <text:p>25</text:p>
          </table:table-cell>
        </table:table-row>
        <table:table-row>
          <table:table-cell office:value-type="string" office:string-value="StudentGraduate">
            <text:p>StudentGraduate</text:p>
          </table:table-cell>
        </table:table-row>
        <table:table-row>
          <table:table-cell office:value-type="string" office:string-value=""/>
          <table:table-cell office:value-type="string" office:string-value="StudentID">
            <text:p>StudentID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"/>
          <table:table-cell office:value-type="string" office:string-value="RequiredCredits">
            <text:p>RequiredCredits</text:p>
          </table:table-cell>
          <table:table-cell office:value-type="string" office:string-value="integer">
            <text:p>integer</text:p>
          </table:table-cell>
          <table:table-cell office:value-type="float" office:value="120">
            <text:p>120</text:p>
          </table:table-cell>
        </table:table-row>
        <table:table-row>
          <table:table-cell office:value-type="string" office:string-value=""/>
          <table:table-cell office:value-type="string" office:string-value="StudentType">
            <text:p>StudentType</text:p>
          </table:table-cell>
          <table:table-cell office:value-type="string" office:string-value="varchar">
            <text:p>varchar</text:p>
          </table:table-cell>
          <table:table-cell office:value-type="float" office:value="25">
            <text:p>25</text:p>
          </table:table-cell>
        </table:table-row>
        <table:table-row>
          <table:table-cell office:value-type="string" office:string-value="StudentMajor">
            <text:p>StudentMajor</text:p>
          </table:table-cell>
        </table:table-row>
        <table:table-row>
          <table:table-cell office:value-type="string" office:string-value=""/>
          <table:table-cell office:value-type="string" office:string-value="StudentID">
            <text:p>StudentID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"/>
          <table:table-cell office:value-type="string" office:string-value="DeclaredDate">
            <text:p>DeclaredDate</text:p>
          </table:table-cell>
          <table:table-cell office:value-type="string" office:string-value="datetime">
            <text:p>datetime</text:p>
          </table:table-cell>
        </table:table-row>
        <table:table-row>
          <table:table-cell office:value-type="string" office:string-value=""/>
          <table:table-cell office:value-type="string" office:string-value="MajorName">
            <text:p>MajorName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StudentMinor">
            <text:p>StudentMinor</text:p>
          </table:table-cell>
        </table:table-row>
        <table:table-row>
          <table:table-cell office:value-type="string" office:string-value=""/>
          <table:table-cell office:value-type="string" office:string-value="StudentID">
            <text:p>StudentID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"/>
          <table:table-cell office:value-type="string" office:string-value="DeclaredDate">
            <text:p>DeclaredDate</text:p>
          </table:table-cell>
          <table:table-cell office:value-type="string" office:string-value="datetime">
            <text:p>datetime</text:p>
          </table:table-cell>
        </table:table-row>
        <table:table-row>
          <table:table-cell office:value-type="string" office:string-value=""/>
          <table:table-cell office:value-type="string" office:string-value="MinorName">
            <text:p>MinorName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Major">
            <text:p>Major</text:p>
          </table:table-cell>
        </table:table-row>
        <table:table-row>
          <table:table-cell office:value-type="string" office:string-value=""/>
          <table:table-cell office:value-type="string" office:string-value="MajorName">
            <text:p>MajorName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"/>
          <table:table-cell office:value-type="string" office:string-value="DepartmentID">
            <text:p>DepartmentID</text:p>
          </table:table-cell>
          <table:table-cell office:value-type="string" office:string-value="varchar">
            <text:p>varchar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"/>
          <table:table-cell office:value-type="string" office:string-value="TypeOfDegree">
            <text:p>TypeOfDegree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Minor">
            <text:p>Minor</text:p>
          </table:table-cell>
        </table:table-row>
        <table:table-row>
          <table:table-cell office:value-type="string" office:string-value=""/>
          <table:table-cell office:value-type="string" office:string-value="MinorName">
            <text:p>MinorName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"/>
          <table:table-cell office:value-type="string" office:string-value="DepartmentID">
            <text:p>DepartmentID</text:p>
          </table:table-cell>
          <table:table-cell office:value-type="string" office:string-value="varchar">
            <text:p>varchar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"/>
          <table:table-cell office:value-type="string" office:string-value="MajorAffiliation">
            <text:p>MajorAffiliation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Faculty">
            <text:p>Faculty</text:p>
          </table:table-cell>
        </table:table-row>
        <table:table-row>
          <table:table-cell office:value-type="string" office:string-value=""/>
          <table:table-cell office:value-type="string" office:string-value="FacultyID">
            <text:p>FacultyID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"/>
          <table:table-cell office:value-type="string" office:string-value="RoomID">
            <text:p>RoomID</text:p>
          </table:table-cell>
          <table:table-cell office:value-type="string" office:string-value="varchar">
            <text:p>varchar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"/>
          <table:table-cell office:value-type="string" office:string-value="DepartmentID">
            <text:p>DepartmentID</text:p>
          </table:table-cell>
          <table:table-cell office:value-type="string" office:string-value="varchar">
            <text:p>varchar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"/>
          <table:table-cell office:value-type="string" office:string-value="TimeInDepartment">
            <text:p>TimeInDepartment</text:p>
          </table:table-cell>
          <table:table-cell office:value-type="string" office:string-value="datetime">
            <text:p>datetime</text:p>
          </table:table-cell>
        </table:table-row>
        <table:table-row>
          <table:table-cell office:value-type="string" office:string-value="Enrollment">
            <text:p>Enrollment</text:p>
          </table:table-cell>
        </table:table-row>
        <table:table-row>
          <table:table-cell office:value-type="string" office:string-value=""/>
          <table:table-cell office:value-type="string" office:string-value="StudentID">
            <text:p>StudentID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"/>
          <table:table-cell office:value-type="string" office:string-value="EnrollmentDate">
            <text:p>EnrollmentDate</text:p>
          </table:table-cell>
          <table:table-cell office:value-type="string" office:string-value="datetime">
            <text:p>datetime</text:p>
          </table:table-cell>
        </table:table-row>
        <table:table-row>
          <table:table-cell office:value-type="string" office:string-value=""/>
          <table:table-cell office:value-type="string" office:string-value="Grade">
            <text:p>Grade</text:p>
          </table:table-cell>
          <table:table-cell office:value-type="string" office:string-value="varchar">
            <text:p>varchar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"/>
          <table:table-cell office:value-type="string" office:string-value="CourseRegistrationNumber">
            <text:p>CourseRegistrationNumber</text:p>
          </table:table-cell>
          <table:table-cell office:value-type="string" office:string-value="integer">
            <text:p>integer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 office:string-value="FacultyFullTime">
            <text:p>FacultyFullTime</text:p>
          </table:table-cell>
        </table:table-row>
        <table:table-row>
          <table:table-cell office:value-type="string" office:string-value=""/>
          <table:table-cell office:value-type="string" office:string-value="FacultyID">
            <text:p>FacultyID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FacultyPartTime">
            <text:p>FacultyPartTime</text:p>
          </table:table-cell>
        </table:table-row>
        <table:table-row>
          <table:table-cell office:value-type="string" office:string-value=""/>
          <table:table-cell office:value-type="string" office:string-value="FacultyID">
            <text:p>FacultyID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Researchers">
            <text:p>Researchers</text:p>
          </table:table-cell>
        </table:table-row>
        <table:table-row>
          <table:table-cell office:value-type="string" office:string-value=""/>
          <table:table-cell office:value-type="string" office:string-value="ResearcherID">
            <text:p>ResearcherID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Advisor">
            <text:p>Advisor</text:p>
          </table:table-cell>
        </table:table-row>
        <table:table-row>
          <table:table-cell office:value-type="string" office:string-value=""/>
          <table:table-cell office:value-type="string" office:string-value="FacultyID">
            <text:p>FacultyID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"/>
          <table:table-cell office:value-type="string" office:string-value="StudentID">
            <text:p>StudentID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"/>
          <table:table-cell office:value-type="string" office:string-value="AssignedDate">
            <text:p>AssignedDate</text:p>
          </table:table-cell>
          <table:table-cell office:value-type="string" office:string-value="datetime">
            <text:p>datetime</text:p>
          </table:table-cell>
        </table:table-row>
        <table:table-row>
          <table:table-cell office:value-type="string" office:string-value="SystemAdministrator">
            <text:p>SystemAdministrator</text:p>
          </table:table-cell>
        </table:table-row>
        <table:table-row>
          <table:table-cell office:value-type="string" office:string-value=""/>
          <table:table-cell office:value-type="string" office:string-value="AdminID">
            <text:p>AdminID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Department">
            <text:p>Department</text:p>
          </table:table-cell>
        </table:table-row>
        <table:table-row>
          <table:table-cell office:value-type="string" office:string-value=""/>
          <table:table-cell office:value-type="string" office:string-value="DepartmentID">
            <text:p>DepartmentID</text:p>
          </table:table-cell>
          <table:table-cell office:value-type="string" office:string-value="varchar">
            <text:p>varchar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"/>
          <table:table-cell office:value-type="string" office:string-value="DepartmentName">
            <text:p>DepartmentName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"/>
          <table:table-cell office:value-type="string" office:string-value="ChairpersonIDNumber">
            <text:p>ChairpersonIDNumber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"/>
          <table:table-cell office:value-type="string" office:string-value="PhoneNumber">
            <text:p>PhoneNumber</text:p>
          </table:table-cell>
          <table:table-cell office:value-type="string" office:string-value="varchar">
            <text:p>varchar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 office:string-value=""/>
          <table:table-cell office:value-type="string" office:string-value="BuildingName">
            <text:p>BuildingName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"/>
          <table:table-cell office:value-type="string" office:string-value="RoomID">
            <text:p>RoomID</text:p>
          </table:table-cell>
          <table:table-cell office:value-type="string" office:string-value="varchar">
            <text:p>varchar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Course">
            <text:p>Course</text:p>
          </table:table-cell>
        </table:table-row>
        <table:table-row>
          <table:table-cell office:value-type="string" office:string-value=""/>
          <table:table-cell office:value-type="string" office:string-value="CourseID">
            <text:p>CourseID</text:p>
          </table:table-cell>
          <table:table-cell office:value-type="string" office:string-value="integer">
            <text:p>integer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"/>
          <table:table-cell office:value-type="string" office:string-value="CourseName">
            <text:p>CourseName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"/>
          <table:table-cell office:value-type="string" office:string-value="CourseDescription">
            <text:p>CourseDescription</text:p>
          </table:table-cell>
          <table:table-cell office:value-type="string" office:string-value="varchar">
            <text:p>varchar</text:p>
          </table:table-cell>
          <table:table-cell office:value-type="float" office:value="120">
            <text:p>120</text:p>
          </table:table-cell>
        </table:table-row>
        <table:table-row>
          <table:table-cell office:value-type="string" office:string-value=""/>
          <table:table-cell office:value-type="string" office:string-value="DepartmentID">
            <text:p>DepartmentID</text:p>
          </table:table-cell>
          <table:table-cell office:value-type="string" office:string-value="varchar">
            <text:p>varchar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"/>
          <table:table-cell office:value-type="string" office:string-value="GraduateType">
            <text:p>GraduateType</text:p>
          </table:table-cell>
          <table:table-cell office:value-type="string" office:string-value="varchar">
            <text:p>varchar</text:p>
          </table:table-cell>
          <table:table-cell office:value-type="float" office:value="25">
            <text:p>25</text:p>
          </table:table-cell>
        </table:table-row>
        <table:table-row>
          <table:table-cell office:value-type="string" office:string-value=""/>
          <table:table-cell office:value-type="string" office:string-value="Credits">
            <text:p>Credits</text:p>
          </table:table-cell>
          <table:table-cell office:value-type="string" office:string-value="integer">
            <text:p>integer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Section">
            <text:p>Section</text:p>
          </table:table-cell>
        </table:table-row>
        <table:table-row>
          <table:table-cell office:value-type="string" office:string-value=""/>
          <table:table-cell office:value-type="string" office:string-value="CourseRegistrationNumber">
            <text:p>CourseRegistrationNumber</text:p>
          </table:table-cell>
          <table:table-cell office:value-type="string" office:string-value="integer">
            <text:p>integer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 office:string-value=""/>
          <table:table-cell office:value-type="string" office:string-value="CourseID">
            <text:p>CourseID</text:p>
          </table:table-cell>
          <table:table-cell office:value-type="string" office:string-value="integer">
            <text:p>integer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"/>
          <table:table-cell office:value-type="string" office:string-value="SectionNumber">
            <text:p>SectionNumber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"/>
          <table:table-cell office:value-type="string" office:string-value="FacultyID">
            <text:p>FacultyID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"/>
          <table:table-cell office:value-type="string" office:string-value="TimeSlotNum">
            <text:p>TimeSlotNum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"/>
          <table:table-cell office:value-type="string" office:string-value="SeatsCapacity">
            <text:p>SeatsCapacity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"/>
          <table:table-cell office:value-type="string" office:string-value="RoomID">
            <text:p>RoomID</text:p>
          </table:table-cell>
          <table:table-cell office:value-type="string" office:string-value="varchar">
            <text:p>varchar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"/>
          <table:table-cell office:value-type="string" office:string-value="BuildingName">
            <text:p>BuildingName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"/>
          <table:table-cell office:value-type="string" office:string-value="Semester">
            <text:p>Semester</text:p>
          </table:table-cell>
          <table:table-cell office:value-type="string" office:string-value="varchar">
            <text:p>varchar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 office:string-value=""/>
          <table:table-cell office:value-type="string" office:string-value="Year">
            <text:p>Year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Prerequisites">
            <text:p>Prerequisites</text:p>
          </table:table-cell>
        </table:table-row>
        <table:table-row>
          <table:table-cell office:value-type="string" office:string-value=""/>
          <table:table-cell office:value-type="string" office:string-value="CourseID">
            <text:p>CourseID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"/>
          <table:table-cell office:value-type="string" office:string-value="PreqCourseID">
            <text:p>PreqCourseID</text:p>
          </table:table-cell>
          <table:table-cell office:value-type="string" office:string-value="varchar">
            <text:p>varchar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"/>
          <table:table-cell office:value-type="string" office:string-value="GradeRequirement">
            <text:p>GradeRequirement</text:p>
          </table:table-cell>
          <table:table-cell office:value-type="string" office:string-value="varchar">
            <text:p>varchar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Attendance">
            <text:p>Attendance</text:p>
          </table:table-cell>
        </table:table-row>
        <table:table-row>
          <table:table-cell office:value-type="string" office:string-value=""/>
          <table:table-cell office:value-type="string" office:string-value="StudentID">
            <text:p>StudentID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"/>
          <table:table-cell office:value-type="string" office:string-value="Status">
            <text:p>Status</text:p>
          </table:table-cell>
          <table:table-cell office:value-type="string" office:string-value="varchar">
            <text:p>varchar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 office:string-value=""/>
          <table:table-cell office:value-type="string" office:string-value="Date">
            <text:p>Date</text:p>
          </table:table-cell>
          <table:table-cell office:value-type="string" office:string-value="datetime">
            <text:p>datetime</text:p>
          </table:table-cell>
        </table:table-row>
        <table:table-row>
          <table:table-cell office:value-type="string" office:string-value=""/>
          <table:table-cell office:value-type="string" office:string-value="CourseRegistrationNumber">
            <text:p>CourseRegistrationNumber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ClassList">
            <text:p>ClassList</text:p>
          </table:table-cell>
        </table:table-row>
        <table:table-row>
          <table:table-cell office:value-type="string" office:string-value=""/>
          <table:table-cell office:value-type="string" office:string-value="StudentID">
            <text:p>StudentID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"/>
          <table:table-cell office:value-type="string" office:string-value="FacultyID">
            <text:p>FacultyID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"/>
          <table:table-cell office:value-type="string" office:string-value="TermNumber">
            <text:p>TermNumber</text:p>
          </table:table-cell>
          <table:table-cell office:value-type="string" office:string-value="varchar">
            <text:p>varchar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 office:string-value=""/>
          <table:table-cell office:value-type="string" office:string-value="CourseRegistrationNumber">
            <text:p>CourseRegistrationNumber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CourseHistoryOfStudent">
            <text:p>CourseHistoryOfStudent</text:p>
          </table:table-cell>
        </table:table-row>
        <table:table-row>
          <table:table-cell office:value-type="string" office:string-value=""/>
          <table:table-cell office:value-type="string" office:string-value="StudentID">
            <text:p>StudentID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"/>
          <table:table-cell office:value-type="string" office:string-value="CourseRegistrationNumber">
            <text:p>CourseRegistrationNumber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"/>
          <table:table-cell office:value-type="string" office:string-value="GradeReceived">
            <text:p>GradeReceived</text:p>
          </table:table-cell>
          <table:table-cell office:value-type="string" office:string-value="varchar">
            <text:p>varchar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"/>
          <table:table-cell office:value-type="string" office:string-value="TermNumber">
            <text:p>TermNumber</text:p>
          </table:table-cell>
          <table:table-cell office:value-type="string" office:string-value="varchar">
            <text:p>varchar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 office:string-value=""/>
          <table:table-cell office:value-type="string" office:string-value="Year">
            <text:p>Year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PeriodOfSection">
            <text:p>PeriodOfSection</text:p>
          </table:table-cell>
        </table:table-row>
        <table:table-row>
          <table:table-cell office:value-type="string" office:string-value=""/>
          <table:table-cell office:value-type="string" office:string-value="PeriodNumber">
            <text:p>PeriodNumber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"/>
          <table:table-cell office:value-type="string" office:string-value="StartTime">
            <text:p>StartTime</text:p>
          </table:table-cell>
          <table:table-cell office:value-type="string" office:string-value="datetime">
            <text:p>datetime</text:p>
          </table:table-cell>
        </table:table-row>
        <table:table-row>
          <table:table-cell office:value-type="string" office:string-value=""/>
          <table:table-cell office:value-type="string" office:string-value="EndTime">
            <text:p>EndTime</text:p>
          </table:table-cell>
          <table:table-cell office:value-type="string" office:string-value="datetime">
            <text:p>datetime</text:p>
          </table:table-cell>
        </table:table-row>
        <table:table-row>
          <table:table-cell office:value-type="string" office:string-value="DayOfSection">
            <text:p>DayOfSection</text:p>
          </table:table-cell>
        </table:table-row>
        <table:table-row>
          <table:table-cell office:value-type="string" office:string-value=""/>
          <table:table-cell office:value-type="string" office:string-value="NameOfDay">
            <text:p>NameOfDay</text:p>
          </table:table-cell>
          <table:table-cell office:value-type="string" office:string-value="varchar">
            <text:p>varchar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 office:string-value="TimeSlot">
            <text:p>TimeSlot</text:p>
          </table:table-cell>
        </table:table-row>
        <table:table-row>
          <table:table-cell office:value-type="string" office:string-value=""/>
          <table:table-cell office:value-type="string" office:string-value="TimeSlotNum">
            <text:p>TimeSlotNum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PeriodOfTimeSlot">
            <text:p>PeriodOfTimeSlot</text:p>
          </table:table-cell>
        </table:table-row>
        <table:table-row>
          <table:table-cell office:value-type="string" office:string-value=""/>
          <table:table-cell office:value-type="string" office:string-value="TimeSlotNum">
            <text:p>TimeSlotNum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"/>
          <table:table-cell office:value-type="string" office:string-value="NameOfDay">
            <text:p>NameOfDay</text:p>
          </table:table-cell>
          <table:table-cell office:value-type="string" office:string-value="varchar">
            <text:p>varchar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 office:string-value="DayOfTimeSlot">
            <text:p>DayOfTimeSlot</text:p>
          </table:table-cell>
        </table:table-row>
        <table:table-row>
          <table:table-cell office:value-type="string" office:string-value=""/>
          <table:table-cell office:value-type="string" office:string-value="TimeSlotNum">
            <text:p>TimeSlotNum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"/>
          <table:table-cell office:value-type="string" office:string-value="NameOfDay">
            <text:p>NameOfDay</text:p>
          </table:table-cell>
          <table:table-cell office:value-type="string" office:string-value="varchar">
            <text:p>varchar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 office:string-value="YearOfSemester">
            <text:p>YearOfSemester</text:p>
          </table:table-cell>
        </table:table-row>
        <table:table-row>
          <table:table-cell office:value-type="string" office:string-value=""/>
          <table:table-cell office:value-type="string" office:string-value="TermNumber">
            <text:p>TermNumber</text:p>
          </table:table-cell>
          <table:table-cell office:value-type="string" office:string-value="varchar">
            <text:p>varchar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 office:string-value=""/>
          <table:table-cell office:value-type="string" office:string-value="Year">
            <text:p>Year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"/>
          <table:table-cell office:value-type="string" office:string-value="Session">
            <text:p>Session</text:p>
          </table:table-cell>
          <table:table-cell office:value-type="string" office:string-value="varchar">
            <text:p>varchar</text:p>
          </table:table-cell>
          <table:table-cell office:value-type="float" office:value="25">
            <text:p>25</text:p>
          </table:table-cell>
        </table:table-row>
        <table:table-row>
          <table:table-cell office:value-type="string" office:string-value="Building">
            <text:p>Building</text:p>
          </table:table-cell>
        </table:table-row>
        <table:table-row>
          <table:table-cell office:value-type="string" office:string-value=""/>
          <table:table-cell office:value-type="string" office:string-value="BuildingIDNumber">
            <text:p>BuildingIDNumber</text:p>
          </table:table-cell>
          <table:table-cell office:value-type="string" office:string-value="varchar">
            <text:p>varchar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"/>
          <table:table-cell office:value-type="string" office:string-value="BuildingName">
            <text:p>BuildingName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Room">
            <text:p>Room</text:p>
          </table:table-cell>
        </table:table-row>
        <table:table-row>
          <table:table-cell office:value-type="string" office:string-value=""/>
          <table:table-cell office:value-type="string" office:string-value="RoomID">
            <text:p>RoomID</text:p>
          </table:table-cell>
          <table:table-cell office:value-type="string" office:string-value="varchar">
            <text:p>varchar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"/>
          <table:table-cell office:value-type="string" office:string-value="BuildingIDNumber">
            <text:p>BuildingIDNumber</text:p>
          </table:table-cell>
          <table:table-cell office:value-type="string" office:string-value="varchar">
            <text:p>varchar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"/>
          <table:table-cell office:value-type="string" office:string-value="RoomSize">
            <text:p>RoomSize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"/>
          <table:table-cell office:value-type="string" office:string-value="RoomType">
            <text:p>RoomType</text:p>
          </table:table-cell>
          <table:table-cell office:value-type="string" office:string-value="varchar">
            <text:p>varchar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 office:string-value="MajorRequirements">
            <text:p>MajorRequirements</text:p>
          </table:table-cell>
        </table:table-row>
        <table:table-row>
          <table:table-cell office:value-type="string" office:string-value=""/>
          <table:table-cell office:value-type="string" office:string-value="MajorName">
            <text:p>MajorName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"/>
          <table:table-cell office:value-type="string" office:string-value="GradeRequirement">
            <text:p>GradeRequirement</text:p>
          </table:table-cell>
          <table:table-cell office:value-type="string" office:string-value="varchar">
            <text:p>varchar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"/>
          <table:table-cell office:value-type="string" office:string-value="CourseID">
            <text:p>CourseID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Minor Requirements">
            <text:p>Minor Requirements</text:p>
          </table:table-cell>
        </table:table-row>
        <table:table-row>
          <table:table-cell office:value-type="string" office:string-value=""/>
          <table:table-cell office:value-type="string" office:string-value="MinorName">
            <text:p>MinorName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"/>
          <table:table-cell office:value-type="string" office:string-value="GradeRequirement">
            <text:p>GradeRequirement</text:p>
          </table:table-cell>
          <table:table-cell office:value-type="string" office:string-value="varchar">
            <text:p>varchar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"/>
          <table:table-cell office:value-type="string" office:string-value="CourseID">
            <text:p>CourseID</text:p>
          </table:table-cell>
          <table:table-cell office:value-type="string" office:string-value="integer">
            <text:p>integer</text:p>
          </table:table-cell>
        </table:table-row>
        <table:table-row>
          <table:table-cell office:value-type="string" office:string-value="Holds">
            <text:p>Holds</text:p>
          </table:table-cell>
        </table:table-row>
        <table:table-row>
          <table:table-cell office:value-type="string" office:string-value=""/>
          <table:table-cell office:value-type="string" office:string-value="HoldName">
            <text:p>HoldName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"/>
          <table:table-cell office:value-type="string" office:string-value="TypeOfHold">
            <text:p>TypeOfHold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"/>
          <table:table-cell office:value-type="string" office:string-value="DescriptionOfHold">
            <text:p>DescriptionOfHold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 office:string-value="StudentHolds">
            <text:p>StudentHolds</text:p>
          </table:table-cell>
        </table:table-row>
        <table:table-row>
          <table:table-cell office:value-type="string" office:string-value=""/>
          <table:table-cell office:value-type="string" office:string-value="StudentID">
            <text:p>StudentID</text:p>
          </table:table-cell>
          <table:table-cell office:value-type="string" office:string-value="integer">
            <text:p>intege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"/>
          <table:table-cell office:value-type="string" office:string-value="HoldName">
            <text:p>HoldName</text:p>
          </table:table-cell>
          <table:table-cell office:value-type="string" office:string-value="varchar">
            <text:p>varchar</text:p>
          </table:table-cell>
          <table:table-cell office:value-type="float" office:value="32">
            <text:p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1</meta:editing-cycles>
    <dc:date>2020-10-19T12:58:51</dc:date>
    <meta:creation-date>2020-10-14T13:55:13</meta:creation-date>
  </office:meta>
</office:document-meta>
</file>